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5.1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1.56pt double #000000" style:border-line-width="0.026cm 0.026cm 0.002cm" style:vertical-align="top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b4c7dc" style:text-align-source="fix" style:repeat-content="false" fo:border="1.56pt double #000000" style:border-line-width="0.026cm 0.026cm 0.002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3" style:family="table-cell" style:parent-style-name="Default">
      <style:table-cell-properties fo:background-color="#c9211e" style:text-align-source="fix" style:repeat-content="false" fo:border="0.74pt solid #000000" style:vertical-align="top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5" style:family="table-cell" style:parent-style-name="Default">
      <style:table-cell-properties fo:background-color="#e0c2cd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4" style:family="table-cell" style:parent-style-name="Default">
      <style:table-cell-properties fo:background-color="#c9211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22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ffe994" style:text-align-source="fix" style:repeat-content="false" fo:border="0.74pt solid #000000" style:vertical-align="top"/>
      <style:paragraph-properties fo:text-align="start" fo:margin-left="0cm"/>
      <style:text-properties style:font-name="Liberation Mono" fo:font-size="12pt" style:font-size-asian="12pt" style:font-size-complex="12pt"/>
    </style:style>
    <style:style style:name="ce17" style:family="table-cell" style:parent-style-name="Default">
      <style:table-cell-properties fo:background-color="#ffe994" style:text-align-source="fix" style:repeat-content="false" fo:border="0.74pt solid #000000" style:vertical-align="top"/>
      <style:paragraph-properties fo:text-align="start" fo:margin-left="0cm"/>
      <style:text-properties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allSoundsets" table:style-name="ta1">
        <table:table-column table:style-name="co1" table:default-cell-style-name="ce8"/>
        <table:table-column table:style-name="co2" table:default-cell-style-name="ce13"/>
        <table:table-column table:style-name="co1" table:default-cell-style-name="ce8"/>
        <table:table-column table:style-name="co3" table:default-cell-style-name="ce13"/>
        <table:table-column table:style-name="co1" table:default-cell-style-name="ce8"/>
        <table:table-column table:style-name="co4" table:default-cell-style-name="ce13"/>
        <table:table-column table:style-name="co5" table:default-cell-style-name="ce18"/>
        <table:table-column table:style-name="co6" table:number-columns-repeated="1013" table:default-cell-style-name="ce11"/>
        <table:table-column table:style-name="co6" table:number-columns-repeated="4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All the soundslots which can be found in sndslot.ids</text:p>
          </table:table-cell>
          <table:covered-table-cell table:number-columns-repeated="5" table:style-name="ce4"/>
          <table:covered-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1_BGEE</text:p>
          </table:table-cell>
          <table:table-cell table:style-name="ce4" office:value-type="string" calcext:value-type="string">
            <text:p>2_BGEE</text:p>
          </table:table-cell>
          <table:table-cell table:style-name="ce4" office:value-type="string" calcext:value-type="string">
            <text:p>1_BGEE2</text:p>
          </table:table-cell>
          <table:table-cell table:style-name="ce4" office:value-type="string" calcext:value-type="string">
            <text:p>2_BGEE2</text:p>
          </table:table-cell>
          <table:table-cell table:style-name="ce4" office:value-type="string" calcext:value-type="string">
            <text:p>1_IWDEE</text:p>
          </table:table-cell>
          <table:table-cell table:style-name="ce4" office:value-type="string" calcext:value-type="string">
            <text:p>2_IWDEE</text:p>
          </table:table-cell>
          <table:table-cell table:style-name="ce15" office:value-type="string" calcext:value-type="string">
            <text:p>INFO / Unofficial POSTFIX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T CLEAR (u_ or v_)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17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17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g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h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e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f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16" office:value-type="string" calcext:value-type="string">
            <text:p>l instead !l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16" office:value-type="string" calcext:value-type="string">
            <text:p>m instead !m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k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l_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14" office:value-type="string" calcext:value-type="string">
            <text:p>*</text:p>
          </table:table-cell>
          <table:table-cell table:style-name="ce16" office:value-type="string" calcext:value-type="string">
            <text:p>NO SOUND (Why postfix in BG[2]EE?)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?!)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?!)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?!)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?!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NSUL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16" office:value-type="string" calcext:value-type="string">
            <text:p>SELECT_RARE1 = INSULT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NSULT2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16" office:value-type="string" calcext:value-type="string">
            <text:p>SELECT_RARE2 = INSULT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NSUL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SELECT_RARE3</text:p>
          </table:table-cell>
          <table:table-cell table:style-name="ce5" office:value-type="string" calcext:value-type="string">
            <text:p>_</text:p>
          </table:table-cell>
          <table:table-cell table:style-name="ce16" office:value-type="string" calcext:value-type="string">
            <text:p>INSULT3 MISSING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MPLIMEN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SELECT_RARE4</text:p>
          </table:table-cell>
          <table:table-cell table:style-name="ce5" office:value-type="string" calcext:value-type="string">
            <text:p>#</text:p>
          </table:table-cell>
          <table:table-cell table:style-name="ce16" office:value-type="string" calcext:value-type="string">
            <text:p>COMPLIMENT1 MISSNG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MPLIMENT2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OMPLIMENT2 MISSNG, SPECIAL1 UNUSED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MPLIMEN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OMPLIMENT3 MISSNG, SPECIAL2 UNUSED?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SPECIAL3 UNUSED?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16" office:value-type="string" calcext:value-type="string">
            <text:p>SPECIAL2 UNUSED?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SPECIAL3 UNUSED?, q_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MISCELLANEOUS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q_, RESPONSE_TO_COMPLIMNET1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COMPLIMNET2 MISSING, MISCELLANEOUS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COMPLIMNET3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1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2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3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IALOG_HOSTILE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IALOG_DEFAULT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16" office:value-type="string" calcext:value-type="string">
            <text:p>DIALOG_HOSTILE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IALOG_DEFAULT MISSING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ELECT_RARE1 = INSULT1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SELECT_RARE2 = INSULT2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EXISTENCE1 = HIDDEN_INSHADOWS in BG2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/>
          <table:table-cell table:style-name="ce16" office:value-type="string" calcext:value-type="string">
            <text:p>EXISTENCE2 = SPELL_DISRUPTED in BG2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/>
          <table:table-cell table:style-name="ce16"/>
          <table:table-cell table:number-columns-repeated="1017"/>
        </table:table-row>
        <table:table-row table:style-name="ro2"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  <table:table-cell table:style-name="ce5"/>
          <table:table-cell table:style-name="ce16" office:value-type="string" calcext:value-type="string">
            <text:p>EXISTENCE3 = SET_A_TRAP in BG2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  <table:table-cell table:style-name="ce5"/>
          <table:table-cell table:style-name="ce16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5T19:38:06.950000000</dc:date>
    <meta:editing-duration>PT7H51M</meta:editing-duration>
    <meta:editing-cycles>18</meta:editing-cycles>
    <meta:generator>LibreOffice/7.3.5.2$Windows_X86_64 LibreOffice_project/184fe81b8c8c30d8b5082578aee2fed2ea847c01</meta:generator>
    <meta:document-statistic meta:table-count="1" meta:cell-count="508" meta:object-count="0"/>
  </office:meta>
</office:document-meta>
</file>